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ans-serif" svg:font-family="sans-serif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fo:padding="0.097cm" fo:border="0.002cm solid #000000" style:writing-mode="lr-tb"/>
    </style:style>
    <style:style style:name="Tableau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1.G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27.596cm" table:align="left"/>
    </style:style>
    <style:style style:name="Tableau2.A" style:family="table-column">
      <style:table-column-properties style:column-width="0.233cm"/>
    </style:style>
    <style:style style:name="Tableau2.B" style:family="table-column">
      <style:table-column-properties style:column-width="8.998cm"/>
    </style:style>
    <style:style style:name="Tableau2.C" style:family="table-column">
      <style:table-column-properties style:column-width="2.03cm"/>
    </style:style>
    <style:style style:name="Tableau2.D" style:family="table-column">
      <style:table-column-properties style:column-width="1.815cm"/>
    </style:style>
    <style:style style:name="Tableau2.E" style:family="table-column">
      <style:table-column-properties style:column-width="1.085cm"/>
    </style:style>
    <style:style style:name="Tableau2.I" style:family="table-column">
      <style:table-column-properties style:column-width="0.415cm"/>
    </style:style>
    <style:style style:name="Tableau2.J" style:family="table-column">
      <style:table-column-properties style:column-width="1.321cm"/>
    </style:style>
    <style:style style:name="Tableau2.K" style:family="table-column">
      <style:table-column-properties style:column-width="1.295cm"/>
    </style:style>
    <style:style style:name="Tableau2.O" style:family="table-column">
      <style:table-column-properties style:column-width="3.896cm"/>
    </style:style>
    <style:style style:name="Tableau2.1" style:family="table-row">
      <style:table-row-properties style:min-row-height="0.503cm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style:min-row-height="0.212cm"/>
    </style:style>
    <style:style style:name="Tableau2.4" style:family="table-row">
      <style:table-row-properties style:min-row-height="1.005cm"/>
    </style:style>
    <style:style style:name="Tableau2.D6" style:family="table-cell" style:data-style-name="N0">
      <style:table-cell-properties style:vertical-align="middle" fo:padding="0cm" fo:border="none"/>
    </style:style>
    <style:style style:name="Tableau2.C8" style:family="table-cell" style:data-style-name="N11">
      <style:table-cell-properties style:vertical-align="middle" fo:padding="0cm" fo:border="none"/>
    </style:style>
    <style:style style:name="Tableau2.42" style:family="table-row">
      <style:table-row-properties style:min-row-height="0.279cm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fo:font-size="2pt" fo:font-weight="normal" style:font-size-asian="2pt" style:font-weight-asian="normal" style:font-size-complex="2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end" style:justify-single-word="false" fo:padding="0cm" fo:border="none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charges prévisionnel du projet PerudOnLan</text:p>
      <text:p text:style-name="Standard"/>
      <table:table table:name="Tableau1" table:style-name="Tableau1">
        <table:table-column table:style-name="Tableau1.A"/>
        <table:table-column table:style-name="Tableau1.B" table:number-columns-repeated="6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D1" table:number-columns-spanned="4" office:value-type="string">
            <text:p text:style-name="Table_20_Contents"><text:s/>Charge en heures individuell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Activité</text:p>
          </table:table-cell>
          <table:table-cell table:style-name="Tableau1.A2" office:value-type="string">
            <text:p text:style-name="Table_20_Contents">Charge en %</text:p>
          </table:table-cell>
          <table:table-cell table:style-name="Tableau1.A2" office:value-type="string">
            <text:p text:style-name="Table_20_Contents">Charge en h</text:p>
          </table:table-cell>
          <table:table-cell table:style-name="Tableau1.A2" office:value-type="string">
            <text:p text:style-name="Table_20_Contents">Belnet</text:p>
          </table:table-cell>
          <table:table-cell table:style-name="Tableau1.A2" office:value-type="string">
            <text:p text:style-name="Table_20_Contents">D'Agier</text:p>
          </table:table-cell>
          <table:table-cell table:style-name="Tableau1.A2" office:value-type="string">
            <text:p text:style-name="Table_20_Contents">De Greef</text:p>
          </table:table-cell>
          <table:table-cell table:style-name="Tableau1.G2" office:value-type="string">
            <text:p text:style-name="Table_20_Contents">Jean</text:p>
          </table:table-cell>
        </table:table-row>
        <table:table-row>
          <table:table-cell table:style-name="Tableau1.A2" office:value-type="string">
            <text:p text:style-name="Table_20_Contents">Total</text:p>
          </table:table-cell>
          <table:table-cell table:style-name="Tableau1.A2" office:value-type="string">
            <text:p text:style-name="Table_20_Contents">100 %</text:p>
          </table:table-cell>
          <table:table-cell table:style-name="Tableau1.A2" office:value-type="string">
            <text:p text:style-name="Table_20_Contents">24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G2" office:value-type="string">
            <text:p text:style-name="Table_20_Contents">60</text:p>
          </table:table-cell>
        </table:table-row>
        <table:table-row>
          <table:table-cell table:style-name="Tableau1.A2" office:value-type="string">
            <text:p text:style-name="Table_20_Contents">Gestion de Projet</text:p>
          </table:table-cell>
          <table:table-cell table:style-name="Tableau1.A2" office:value-type="string">
            <text:p text:style-name="Table_20_Contents">23 %</text:p>
          </table:table-cell>
          <table:table-cell table:style-name="Tableau1.A2" office:value-type="string">
            <text:p text:style-name="Table_20_Contents">58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14</text:p>
          </table:table-cell>
          <table:table-cell table:style-name="Tableau1.G2" office:value-type="string">
            <text:p text:style-name="Table_20_Contents">16</text:p>
          </table:table-cell>
        </table:table-row>
        <table:table-row>
          <table:table-cell table:style-name="Tableau1.A2" office:value-type="string">
            <text:p text:style-name="Table_20_Contents">Spécification</text:p>
          </table:table-cell>
          <table:table-cell table:style-name="Tableau1.A2" office:value-type="string">
            <text:p text:style-name="Table_20_Contents">3 %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Table_20_Contents">2</text:p>
          </table:table-cell>
          <table:table-cell table:style-name="Tableau1.A2" office:value-type="string">
            <text:p text:style-name="Table_20_Contents">2</text:p>
          </table:table-cell>
          <table:table-cell table:style-name="Tableau1.G2" office:value-type="string">
            <text:p text:style-name="Table_20_Contents">2</text:p>
          </table:table-cell>
        </table:table-row>
        <table:table-row>
          <table:table-cell table:style-name="Tableau1.A2" office:value-type="string">
            <text:p text:style-name="Table_20_Contents">Conception préliminaire</text:p>
          </table:table-cell>
          <table:table-cell table:style-name="Tableau1.A2" office:value-type="string">
            <text:p text:style-name="Table_20_Contents">10 %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G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Conception détaillée</text:p>
          </table:table-cell>
          <table:table-cell table:style-name="Tableau1.A2" office:value-type="string">
            <text:p text:style-name="Table_20_Contents">20 %</text:p>
          </table:table-cell>
          <table:table-cell table:style-name="Tableau1.A2" office:value-type="string">
            <text:p text:style-name="Table_20_Contents">48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12</text:p>
          </table:table-cell>
          <table:table-cell table:style-name="Tableau1.G2" office:value-type="string">
            <text:p text:style-name="Table_20_Contents">12</text:p>
          </table:table-cell>
        </table:table-row>
        <table:table-row>
          <table:table-cell table:style-name="Tableau1.A2" office:value-type="string">
            <text:p text:style-name="Table_20_Contents">Codage</text:p>
            <text:p text:style-name="Table_20_Contents"/>
          </table:table-cell>
          <table:table-cell table:style-name="Tableau1.A2" office:value-type="string">
            <text:p text:style-name="Table_20_Contents">25 %</text:p>
          </table:table-cell>
          <table:table-cell table:style-name="Tableau1.A2" office:value-type="string">
            <text:p text:style-name="Table_20_Contents">60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A2" office:value-type="string">
            <text:p text:style-name="Table_20_Contents">15</text:p>
          </table:table-cell>
          <table:table-cell table:style-name="Tableau1.G2" office:value-type="string">
            <text:p text:style-name="Table_20_Contents">15</text:p>
          </table:table-cell>
        </table:table-row>
        <table:table-row>
          <table:table-cell table:style-name="Tableau1.A2" office:value-type="string">
            <text:p text:style-name="Table_20_Contents">Intégration</text:p>
          </table:table-cell>
          <table:table-cell table:style-name="Tableau1.A2" office:value-type="string">
            <text:p text:style-name="Table_20_Contents">12 %</text:p>
          </table:table-cell>
          <table:table-cell table:style-name="Tableau1.A2" office:value-type="string">
            <text:p text:style-name="Table_20_Contents">28</text:p>
          </table:table-cell>
          <table:table-cell table:style-name="Tableau1.A2" office:value-type="string">
            <text:p text:style-name="Table_20_Contents">5</text:p>
          </table:table-cell>
          <table:table-cell table:style-name="Tableau1.A2" office:value-type="string">
            <text:p text:style-name="Table_20_Contents">9</text:p>
          </table:table-cell>
          <table:table-cell table:style-name="Tableau1.A2" office:value-type="string">
            <text:p text:style-name="Table_20_Contents">9</text:p>
          </table:table-cell>
          <table:table-cell table:style-name="Tableau1.G2" office:value-type="string">
            <text:p text:style-name="Table_20_Contents">5</text:p>
          </table:table-cell>
        </table:table-row>
        <table:table-row>
          <table:table-cell table:style-name="Tableau1.A2" office:value-type="string">
            <text:p text:style-name="Table_20_Contents">Soutenance</text:p>
          </table:table-cell>
          <table:table-cell table:style-name="Tableau1.A2" office:value-type="string">
            <text:p text:style-name="Table_20_Contents">7%</text:p>
          </table:table-cell>
          <table:table-cell table:style-name="Tableau1.A2" office:value-type="string">
            <text:p text:style-name="Table_20_Contents">16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A2" office:value-type="string">
            <text:p text:style-name="Table_20_Contents">4</text:p>
          </table:table-cell>
          <table:table-cell table:style-name="Tableau1.G2" office:value-type="string">
            <text:p text:style-name="Table_20_Contents">4</text:p>
          </table:table-cell>
        </table:table-row>
      </table:table>
      <text:p text:style-name="Standard"/>
      <text:p text:style-name="Standard"/>
      <text:p text:style-name="Standard">Points où l'on diffère :</text:p>
      <text:p text:style-name="Standard">Artus et Dede : Librairie graphique (SDL)</text:p>
      <text:p text:style-name="Standard">Clem et François : Gestion réseau (TCP et IP) + Jeu</text:p>
      <text:p text:style-name="Standard">Artus : IA</text:p>
      <text:p text:style-name="Standard">Dede : Entretien de l'infrastructure et outils de suiv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4"/>
        <table:table-column table:style-name="Tableau2.I"/>
        <table:table-column table:style-name="Tableau2.J"/>
        <table:table-column table:style-name="Tableau2.K"/>
        <table:table-column table:style-name="Tableau2.E" table:number-columns-repeated="3"/>
        <table:table-column table:style-name="Tableau2.O"/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Exemple à adapter pour chaque équipe projet</text:p>
          </table:table-cell>
          <table:table-cell table:style-name="Tableau2.A1" table:number-columns-spanned="6" office:value-type="string">
            <text:p text:style-name="Table_20_Contents">PLAN DE CHARGES PRÉVISIONNE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2"/>
          </table:table-cell>
          <table:table-cell table:style-name="Tableau2.A1" table:number-columns-spanned="6" office:value-type="string">
            <text:p text:style-name="Table_20_Contents">SUIVI D'ACTIVITÉS (Charge Consommé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table:number-columns-spanned="4" office:value-type="string">
            <text:p text:style-name="Table_20_Contents">Charge en H / Participant</text:p>
          </table:table-cell>
          <table:covered-table-cell/>
          <table:covered-table-cell/>
          <table:covered-table-cell/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table:number-columns-spanned="4" office:value-type="string">
            <text:p text:style-name="Table_20_Contents">Charge en H / Participant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escription de l'activité</text:p>
          </table:table-cell>
          <table:table-cell table:style-name="Tableau2.A1" office:value-type="string">
            <text:p text:style-name="Table_20_Contents">Charge en %</text:p>
          </table:table-cell>
          <table:table-cell table:style-name="Tableau2.A1" office:value-type="string">
            <text:p text:style-name="Table_20_Contents">Charge en H</text:p>
          </table:table-cell>
          <table:table-cell table:style-name="Tableau2.A1" office:value-type="string">
            <text:p text:style-name="Table_20_Contents">Belnet</text:p>
          </table:table-cell>
          <table:table-cell table:style-name="Tableau2.A1" office:value-type="string">
            <text:p text:style-name="Table_20_Contents">D'agier</text:p>
          </table:table-cell>
          <table:table-cell table:style-name="Tableau2.A1" office:value-type="string">
            <text:p text:style-name="Table_20_Contents">De Greef</text:p>
          </table:table-cell>
          <table:table-cell table:style-name="Tableau2.A1" office:value-type="string">
            <text:p text:style-name="Table_20_Contents">Jea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Charge en %</text:p>
          </table:table-cell>
          <table:table-cell table:style-name="Tableau2.A1" office:value-type="string">
            <text:p text:style-name="Table_20_Contents">Charge en H</text:p>
          </table:table-cell>
          <table:table-cell table:style-name="Tableau2.A1" office:value-type="string">
            <text:p text:style-name="Table_20_Contents">Belnet</text:p>
          </table:table-cell>
          <table:table-cell table:style-name="Tableau2.A1" office:value-type="string">
            <text:p text:style-name="Table_20_Contents">D'Agier</text:p>
          </table:table-cell>
          <table:table-cell table:style-name="Tableau2.A1" office:value-type="string">
            <text:p text:style-name="Table_20_Contents">De Greef</text:p>
          </table:table-cell>
          <table:table-cell table:style-name="Tableau2.A1" office:value-type="string">
            <text:p text:style-name="Table_20_Contents">Jean</text:p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6">Total</text:p>
          </table:table-cell>
          <table:table-cell table:style-name="Tableau2.A1" office:value-type="string">
            <text:p text:style-name="P5">100%</text:p>
          </table:table-cell>
          <table:table-cell table:style-name="Tableau2.D6" office:value-type="float" office:value="240">
            <text:p text:style-name="P5">240</text:p>
          </table:table-cell>
          <table:table-cell table:style-name="Tableau2.D6" office:value-type="float" office:value="60">
            <text:p text:style-name="P5">60</text:p>
          </table:table-cell>
          <table:table-cell table:style-name="Tableau2.D6" office:value-type="float" office:value="60">
            <text:p text:style-name="P5">60</text:p>
          </table:table-cell>
          <table:table-cell table:style-name="Tableau2.D6" office:value-type="float" office:value="60">
            <text:p text:style-name="P5">60</text:p>
          </table:table-cell>
          <table:table-cell table:style-name="Tableau2.D6" office:value-type="float" office:value="60">
            <text:p text:style-name="P5">60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6">Gestion de projets</text:p>
          </table:table-cell>
          <table:table-cell table:style-name="Tableau2.C8" office:value-type="percentage" office:value="0.23">
            <text:p text:style-name="P5">23,00%</text:p>
          </table:table-cell>
          <table:table-cell table:style-name="Tableau2.A1" office:value-type="string">
            <text:p text:style-name="P5">58H</text:p>
          </table:table-cell>
          <table:table-cell table:style-name="Tableau2.D6" office:value-type="float" office:value="14">
            <text:p text:style-name="P5">14</text:p>
          </table:table-cell>
          <table:table-cell table:style-name="Tableau2.D6" office:value-type="float" office:value="14">
            <text:p text:style-name="P5">14</text:p>
          </table:table-cell>
          <table:table-cell table:style-name="Tableau2.D6" office:value-type="float" office:value="14">
            <text:p text:style-name="P5">14</text:p>
          </table:table-cell>
          <table:table-cell table:style-name="Tableau2.D6" office:value-type="float" office:value="16">
            <text:p text:style-name="P5">16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Réunion de lancement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Planning prévisionnel et Suivi d'activités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Réunions de suivi</text:p>
          </table:table-cell>
          <table:table-cell table:style-name="Tableau2.D6" office:value-type="float" office:value="10">
            <text:p text:style-name="P5">10</text:p>
          </table:table-cell>
          <table:table-cell table:style-name="Tableau2.D6" office:value-type="float" office:value="24">
            <text:p text:style-name="P5">24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Rédaction</text:p>
          </table:table-cell>
          <table:table-cell table:style-name="Tableau2.D6" office:value-type="float" office:value="7">
            <text:p text:style-name="P5">7</text:p>
          </table:table-cell>
          <table:table-cell table:style-name="Tableau2.D6" office:value-type="float" office:value="16">
            <text:p text:style-name="P5">16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Outils collaboratifs : git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6">Spécification</text:p>
          </table:table-cell>
          <table:table-cell table:style-name="Tableau2.C8" office:value-type="percentage" office:value="0.03">
            <text:p text:style-name="P5">3,00%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es fonctionnalités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6">Conception préliminaire</text:p>
          </table:table-cell>
          <table:table-cell table:style-name="Tableau2.C8" office:value-type="percentage" office:value="0.1">
            <text:p text:style-name="P5">10,00%</text:p>
          </table:table-cell>
          <table:table-cell table:style-name="Tableau2.D6" office:value-type="float" office:value="22">
            <text:p text:style-name="P5">22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6">
            <text:p text:style-name="P5">6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'un modèle de données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'un format de fichiers associé au modèle de données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es fonctionnalités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es différents modules (.h)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6">Conception détaillée</text:p>
          </table:table-cell>
          <table:table-cell table:style-name="Tableau2.C8" office:value-type="percentage" office:value="0.2">
            <text:p text:style-name="P5">20,00%</text:p>
          </table:table-cell>
          <table:table-cell table:style-name="Tableau2.D6" office:value-type="float" office:value="48">
            <text:p text:style-name="P5">48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es structures de données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on des fonctions</text:p>
          </table:table-cell>
          <table:table-cell table:style-name="Tableau2.D6" office:value-type="float" office:value="7">
            <text:p text:style-name="P5">7</text:p>
          </table:table-cell>
          <table:table-cell table:style-name="Tableau2.D6" office:value-type="float" office:value="16">
            <text:p text:style-name="P5">16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Définition des tests unitaires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Auto-formation SDL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Auto-formation Réseau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Maquettage des IHM 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0">
            <text:p text:style-name="P5">0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6">Codage</text:p>
          </table:table-cell>
          <table:table-cell table:style-name="Tableau2.C8" office:value-type="percentage" office:value="0.25">
            <text:p text:style-name="P5">25,00%</text:p>
          </table:table-cell>
          <table:table-cell table:style-name="Tableau2.D6" office:value-type="float" office:value="60">
            <text:p text:style-name="P5">60</text:p>
          </table:table-cell>
          <table:table-cell table:style-name="Tableau2.D6" office:value-type="float" office:value="15">
            <text:p text:style-name="P5">15</text:p>
          </table:table-cell>
          <table:table-cell table:style-name="Tableau2.D6" office:value-type="float" office:value="15">
            <text:p text:style-name="P5">15</text:p>
          </table:table-cell>
          <table:table-cell table:style-name="Tableau2.D6" office:value-type="float" office:value="15">
            <text:p text:style-name="P5">15</text:p>
          </table:table-cell>
          <table:table-cell table:style-name="Tableau2.D6" office:value-type="float" office:value="15">
            <text:p text:style-name="P5">15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Ecriture des interfaces (.h)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ext:soft-page-break/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Ecriture du makefile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D6" office:value-type="float" office:value="0">
            <text:p text:style-name="Table_20_Contents">0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Ecriture des différentes fonctions</text:p>
          </table:table-cell>
          <table:table-cell table:style-name="Tableau2.D6" office:value-type="float" office:value="14">
            <text:p text:style-name="P5">14</text:p>
          </table:table-cell>
          <table:table-cell table:style-name="Tableau2.D6" office:value-type="float" office:value="32">
            <text:p text:style-name="P5">32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Tests unitaires</text:p>
          </table:table-cell>
          <table:table-cell table:style-name="Tableau2.D6" office:value-type="float" office:value="8">
            <text:p text:style-name="P5">8</text:p>
          </table:table-cell>
          <table:table-cell table:style-name="Tableau2.D6" office:value-type="float" office:value="20">
            <text:p text:style-name="P5">20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6">Intégration</text:p>
          </table:table-cell>
          <table:table-cell table:style-name="Tableau2.C8" office:value-type="percentage" office:value="0.12">
            <text:p text:style-name="P5">12,00%</text:p>
          </table:table-cell>
          <table:table-cell table:style-name="Tableau2.D6" office:value-type="float" office:value="28">
            <text:p text:style-name="P5">28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9">
            <text:p text:style-name="P5">9</text:p>
          </table:table-cell>
          <table:table-cell table:style-name="Tableau2.D6" office:value-type="float" office:value="9">
            <text:p text:style-name="P5">9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Intégration des différents modules</text:p>
          </table:table-cell>
          <table:table-cell table:style-name="Tableau2.D6" office:value-type="float" office:value="9">
            <text:p text:style-name="P8">9</text:p>
          </table:table-cell>
          <table:table-cell table:style-name="Tableau2.D6" office:value-type="float" office:value="21">
            <text:p text:style-name="P8">21</text:p>
          </table:table-cell>
          <table:table-cell table:style-name="Tableau2.D6" office:value-type="float" office:value="4">
            <text:p text:style-name="P8">4</text:p>
          </table:table-cell>
          <table:table-cell table:style-name="Tableau2.D6" office:value-type="float" office:value="6">
            <text:p text:style-name="P8">6</text:p>
          </table:table-cell>
          <table:table-cell table:style-name="Tableau2.D6" office:value-type="float" office:value="7">
            <text:p text:style-name="P8">7</text:p>
          </table:table-cell>
          <table:table-cell table:style-name="Tableau2.D6" office:value-type="float" office:value="4">
            <text:p text:style-name="P8">4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Tests d'intégration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7">
            <text:p text:style-name="P5">7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2">
            <text:p text:style-name="P5">2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</table:table-row>
        <table:table-row table:style-name="Tableau2.42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6">Soutenance</text:p>
          </table:table-cell>
          <table:table-cell table:style-name="Tableau2.C8" office:value-type="percentage" office:value="0.07">
            <text:p text:style-name="P5">7,00%</text:p>
          </table:table-cell>
          <table:table-cell table:style-name="Tableau2.D6" office:value-type="float" office:value="16">
            <text:p text:style-name="P5">16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Table_20_Contents">Préparation de la soutenance</text:p>
          </table:table-cell>
          <table:table-cell table:style-name="Tableau2.D6" office:value-type="float" office:value="5">
            <text:p text:style-name="P5">5</text:p>
          </table:table-cell>
          <table:table-cell table:style-name="Tableau2.D6" office:value-type="float" office:value="12">
            <text:p text:style-name="P5">12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D6" office:value-type="float" office:value="3">
            <text:p text:style-name="P5">3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7">Soutenance</text:p>
          </table:table-cell>
          <table:table-cell table:style-name="Tableau2.C8" office:value-type="percentage" office:value="0.02">
            <text:p text:style-name="P5">2,00%</text:p>
          </table:table-cell>
          <table:table-cell table:style-name="Tableau2.D6" office:value-type="float" office:value="4">
            <text:p text:style-name="P5">4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D6" office:value-type="float" office:value="1">
            <text:p text:style-name="P5">1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ans-serif" svg:font-family="sans-serif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.499cm" fo:margin-right="1.499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Dede</meta:initial-creator>
    <dc:creator>clément jean</dc:creator>
    <meta:creation-date>2014-03-02T13:33:00Z</meta:creation-date>
    <dc:date>2014-03-02T23:31:14.07</dc:date>
    <meta:editing-cycles>3</meta:editing-cycles>
    <meta:editing-duration>PT1H51M32S</meta:editing-duration>
    <meta:document-statistic meta:table-count="2" meta:image-count="0" meta:object-count="0" meta:page-count="3" meta:paragraph-count="312" meta:word-count="464" meta:character-count="1807"/>
    <meta:template xlink:type="simple" xlink:actuate="onRequest" xlink:title="" xlink:href="../../Downloads/Plan+de+charges.odt/Normal"/>
  </office:meta>
</office:document-meta>
</file>